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ffffff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3deb3d"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cm" svg:x="11cm" svg:y="6.9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6cm" svg:y="11.6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16cm" svg:y="11.6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3.4cm" svg:y1="4cm" svg:x2="13.4cm" svg:y2="6.7cm">
          <text:p/>
        </draw:line>
        <draw:line draw:style-name="gr2" draw:text-style-name="P2" draw:layer="layout" svg:x1="10.9cm" svg:y1="9.1cm" svg:x2="8.7cm" svg:y2="11.3cm">
          <text:p/>
        </draw:line>
        <draw:line draw:style-name="gr2" draw:text-style-name="P2" draw:layer="layout" svg:x1="16.1cm" svg:y1="9.1cm" svg:x2="18.1cm" svg:y2="11.3cm">
          <text:p/>
        </draw:line>
        <draw:line draw:style-name="gr2" draw:text-style-name="P2" draw:layer="layout" svg:x1="15.8cm" svg:y1="12.7cm" svg:x2="11.2cm" svg:y2="12.7cm">
          <text:p/>
        </draw:line>
        <draw:line draw:style-name="gr2" draw:text-style-name="P2" draw:layer="layout" svg:x1="19.3cm" svg:y1="11.3cm" svg:x2="19.3cm" svg:y2="3.9cm">
          <text:p/>
        </draw:line>
        <draw:custom-shape draw:style-name="gr3" draw:text-style-name="P1" draw:layer="layout" svg:width="15cm" svg:height="1.4cm" svg:x="6cm" svg:y="2.2cm">
          <text:p text:style-name="P1">Web Browser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2cm" svg:height="1.505cm" svg:x="10.7cm" svg:y="4.3cm">
          <draw:text-box>
            <text:p text:style-name="P3"><text:span text:style-name="T1">HTTP </text:span></text:p>
            <text:p text:style-name="P3"><text:span text:style-name="T1">Request</text:span></text:p>
          </draw:text-box>
        </draw:frame>
        <draw:frame draw:style-name="gr4" draw:text-style-name="P4" draw:layer="layout" svg:width="3.474cm" svg:height="0.878cm" svg:x="6.7cm" svg:y="9.194cm">
          <draw:text-box>
            <text:p text:style-name="P4"><text:span text:style-name="T1">aktualisiert</text:span></text:p>
          </draw:text-box>
        </draw:frame>
        <draw:frame draw:style-name="gr4" draw:text-style-name="P3" draw:layer="layout" svg:width="3.19cm" svg:height="1.505cm" svg:x="19.3cm" svg:y="6.7cm">
          <draw:text-box>
            <text:p text:style-name="P3"><text:span text:style-name="T1">Response</text:span></text:p>
            <text:p text:style-name="P3"><text:span text:style-name="T1">(HTML)</text:span></text:p>
          </draw:text-box>
        </draw:frame>
        <draw:frame draw:style-name="gr4" draw:text-style-name="P4" draw:layer="layout" svg:width="1.937cm" svg:height="0.878cm" svg:x="16.9cm" svg:y="9.2cm">
          <draw:text-box>
            <text:p text:style-name="P4"><text:span text:style-name="T1">wählt</text:span></text:p>
          </draw:text-box>
        </draw:frame>
        <draw:frame draw:style-name="gr5" draw:text-style-name="P4" draw:layer="layout" svg:width="1.628cm" svg:height="0.878cm" svg:x="13.1cm" svg:y="11.7cm">
          <draw:text-box>
            <text:p text:style-name="P4"><text:span text:style-name="T1">li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Kaltepoth</meta:initial-creator>
    <meta:creation-date>2015-10-24T12:42:20.263553110</meta:creation-date>
    <dc:date>2015-10-25T12:10:57.343224997</dc:date>
    <dc:creator>Christian Kaltepoth</dc:creator>
    <meta:editing-duration>PT5M34S</meta:editing-duration>
    <meta:editing-cycles>2</meta:editing-cycles>
    <meta:generator>LibreOffice/4.2.8.2$Linux_X86_64 LibreOffice_project/420$Build-2</meta:generator>
    <meta:document-statistic meta:object-count="14"/>
  </office:meta>
</office:document-meta>
</file>